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4pt" officeooo:paragraph-rsid="001bc951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style:font-name="arial" fo:font-size="14pt" fo:letter-spacing="normal" fo:font-style="normal" fo:font-weight="normal" officeooo:rsid="001b5e14" officeooo:paragraph-rsid="001bc951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style:font-size-asian="14pt" style:font-size-complex="14pt"/>
    </style:style>
    <style:style style:name="P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24aa7b" style:font-size-asian="14pt" style:font-size-complex="14pt"/>
    </style:style>
    <style:style style:name="P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5e7566" style:font-size-asian="14pt" style:font-size-complex="14pt"/>
    </style:style>
    <style:style style:name="P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67d063" style:font-size-asian="14pt" style:font-size-complex="14pt"/>
    </style:style>
    <style:style style:name="P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6a15f3" style:font-size-asian="14pt" style:font-size-complex="14pt"/>
    </style:style>
    <style:style style:name="P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6c0770" style:font-size-asian="14pt" style:font-size-complex="14pt"/>
    </style:style>
    <style:style style:name="P1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6f1703" style:font-size-asian="14pt" style:font-size-complex="14pt"/>
    </style:style>
    <style:style style:name="P1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7ffc49" style:font-size-asian="14pt" style:font-size-complex="14pt"/>
    </style:style>
    <style:style style:name="P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paragraph-rsid="0080c1b4" style:font-size-asian="14pt" style:font-size-complex="14pt"/>
    </style:style>
    <style:style style:name="P1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2bab4d" officeooo:paragraph-rsid="0024aa7b" style:font-size-asian="14pt" style:font-size-complex="14pt"/>
    </style:style>
    <style:style style:name="P1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2d8cd3" officeooo:paragraph-rsid="0024aa7b" style:font-size-asian="14pt" style:font-size-complex="14pt"/>
    </style:style>
    <style:style style:name="P1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2e10d4" officeooo:paragraph-rsid="0024aa7b" style:font-size-asian="14pt" style:font-size-complex="14pt"/>
    </style:style>
    <style:style style:name="P1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374fd0" officeooo:paragraph-rsid="0024aa7b" style:font-size-asian="14pt" style:font-size-complex="14pt" loext:padding="0cm" loext:border="none"/>
    </style:style>
    <style:style style:name="P1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5c95f6" officeooo:paragraph-rsid="005c95f6" style:font-size-asian="14pt" style:font-size-complex="14pt"/>
    </style:style>
    <style:style style:name="P1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5e7566" officeooo:paragraph-rsid="005e7566" style:font-size-asian="14pt" style:font-size-complex="14pt"/>
    </style:style>
    <style:style style:name="P1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04d0d" officeooo:paragraph-rsid="005e7566" style:font-size-asian="14pt" style:font-size-complex="14pt"/>
    </style:style>
    <style:style style:name="P2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3f3c0" officeooo:paragraph-rsid="005e7566" style:font-size-asian="14pt" style:font-size-complex="14pt"/>
    </style:style>
    <style:style style:name="P2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3f3c0" officeooo:paragraph-rsid="0067d063" style:font-size-asian="14pt" style:font-size-complex="14pt"/>
    </style:style>
    <style:style style:name="P2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3f3c0" officeooo:paragraph-rsid="006a15f3" style:font-size-asian="14pt" style:font-size-complex="14pt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3f3c0" officeooo:paragraph-rsid="006c0770" style:font-size-asian="14pt" style:font-size-complex="14pt"/>
    </style:style>
    <style:style style:name="P2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63f3c0" officeooo:paragraph-rsid="007ffc49" style:font-size-asian="14pt" style:font-size-complex="14pt"/>
    </style:style>
    <style:style style:name="P2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7cf935" style:font-size-asian="14pt" style:font-size-complex="14pt"/>
    </style:style>
    <style:style style:name="P2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language="pt" fo:country="PT" fo:font-style="normal" fo:font-weight="normal" officeooo:rsid="00800e39" officeooo:paragraph-rsid="007ffc49" style:font-size-asian="14pt" style:font-size-complex="14pt"/>
    </style:style>
    <style:style style:name="P2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style:font-size-asian="14pt" style:font-size-complex="14pt"/>
    </style:style>
    <style:style style:name="P2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font-style="normal" fo:font-weight="normal" officeooo:paragraph-rsid="0024aa7b" style:font-size-asian="14pt" style:font-size-complex="14pt"/>
    </style:style>
    <style:style style:name="P2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font-style="normal" fo:font-weight="normal" officeooo:rsid="005c95f6" officeooo:paragraph-rsid="005c95f6" style:font-size-asian="14pt" style:font-size-complex="14pt"/>
    </style:style>
    <style:style style:name="P3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arial" fo:font-size="14pt" fo:letter-spacing="normal" fo:font-style="normal" fo:font-weight="normal" officeooo:rsid="005e7566" officeooo:paragraph-rsid="005e7566" style:font-size-asian="14pt" style:font-size-complex="14pt"/>
    </style:style>
    <style:style style:name="P3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style:font-size-asian="14pt" style:font-size-complex="14pt"/>
    </style:style>
    <style:style style:name="P3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paragraph-rsid="0024aa7b" style:font-size-asian="14pt" style:font-size-complex="14pt"/>
    </style:style>
    <style:style style:name="P3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paragraph-rsid="0055f2a3" style:font-size-asian="14pt" style:font-size-complex="14pt"/>
    </style:style>
    <style:style style:name="P3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2bab4d" officeooo:paragraph-rsid="0024aa7b" style:font-size-asian="14pt" style:font-size-complex="14pt"/>
    </style:style>
    <style:style style:name="P3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2d8cd3" officeooo:paragraph-rsid="0024aa7b" style:font-size-asian="14pt" style:font-size-complex="14pt"/>
    </style:style>
    <style:style style:name="P3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374fd0" officeooo:paragraph-rsid="0024aa7b" style:font-size-asian="14pt" style:font-size-complex="14pt" loext:padding="0cm" loext:border="none"/>
    </style:style>
    <style:style style:name="P3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3ab814" officeooo:paragraph-rsid="0024aa7b" style:font-size-asian="14pt" style:font-size-complex="14pt" loext:padding="0cm" loext:border="none"/>
    </style:style>
    <style:style style:name="P3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414501" officeooo:paragraph-rsid="0024aa7b" style:font-size-asian="14pt" style:font-size-complex="14pt" loext:padding="0cm" loext:border="none"/>
    </style:style>
    <style:style style:name="P3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5958d0" officeooo:paragraph-rsid="0024aa7b" style:font-size-asian="14pt" style:font-size-complex="14pt" loext:padding="0cm" loext:border="none"/>
    </style:style>
    <style:style style:name="P4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5e7566" officeooo:paragraph-rsid="005e7566" style:font-size-asian="14pt" style:font-size-complex="14pt"/>
    </style:style>
    <style:style style:name="P4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63f3c0" officeooo:paragraph-rsid="005e7566" style:font-size-asian="14pt" style:font-size-complex="14pt"/>
    </style:style>
    <style:style style:name="P4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63f3c0" officeooo:paragraph-rsid="006c0770" style:font-size-asian="14pt" style:font-size-complex="14pt"/>
    </style:style>
    <style:style style:name="P4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language="pt" fo:country="PT" fo:font-style="normal" fo:font-weight="normal" officeooo:rsid="0058de99" officeooo:paragraph-rsid="0024aa7b" style:font-size-asian="14pt" style:font-size-complex="14pt" loext:padding="0cm" loext:border="none"/>
    </style:style>
    <style:style style:name="P4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arial" fo:font-size="14pt" fo:letter-spacing="normal" fo:font-style="normal" fo:font-weight="normal" officeooo:paragraph-rsid="0024aa7b" style:font-size-asian="14pt" style:font-size-complex="14pt"/>
    </style:style>
    <style:style style:name="P4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000000" style:font-name="arial" fo:font-size="14pt" fo:letter-spacing="normal" fo:language="pt" fo:country="PT" fo:font-style="normal" fo:font-weight="normal" officeooo:paragraph-rsid="006c0770" style:font-size-asian="14pt" style:font-size-complex="14pt"/>
    </style:style>
    <style:style style:name="P4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000000" style:font-name="arial" fo:font-size="14pt" fo:letter-spacing="normal" fo:language="pt" fo:country="PT" fo:font-style="normal" fo:font-weight="normal" officeooo:rsid="0063f3c0" officeooo:paragraph-rsid="006c0770" style:font-size-asian="14pt" style:font-size-complex="14pt"/>
    </style:style>
    <style:style style:name="P4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780373" style:font-name="arial" fo:font-size="14pt" fo:letter-spacing="normal" fo:font-style="normal" fo:font-weight="normal" officeooo:paragraph-rsid="0024aa7b" style:font-size-asian="14pt" style:font-size-complex="14pt"/>
    </style:style>
    <style:style style:name="P4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1c1c1c" style:font-name="arial" fo:font-size="14pt" fo:letter-spacing="normal" fo:language="pt" fo:country="PT" fo:font-style="normal" fo:font-weight="normal" officeooo:rsid="005958d0" officeooo:paragraph-rsid="0024aa7b" style:font-size-asian="14pt" style:font-size-complex="14pt" loext:padding="0cm" loext:border="none"/>
    </style:style>
    <style:style style:name="P4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1c1c1c" style:font-name="arial" fo:font-size="14pt" fo:letter-spacing="normal" fo:language="pt" fo:country="PT" fo:font-style="normal" fo:font-weight="normal" style:font-size-asian="14pt" style:font-size-complex="14pt"/>
    </style:style>
    <style:style style:name="P5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1c1c1c" style:font-name="arial" fo:font-size="14pt" fo:letter-spacing="normal" fo:language="pt" fo:country="PT" fo:font-style="normal" fo:font-weight="normal" officeooo:rsid="005c95f6" officeooo:paragraph-rsid="005c95f6" style:font-size-asian="14pt" style:font-size-complex="14pt"/>
    </style:style>
    <style:style style:name="P5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4pt" officeooo:paragraph-rsid="005c95f6" style:font-size-asian="14pt" style:font-size-complex="14pt"/>
    </style:style>
    <style:style style:name="P5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4pt" style:font-size-asian="14pt" style:font-size-complex="14pt"/>
    </style:style>
    <style:style style:name="P5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style:font-name="arial" fo:font-size="14pt" officeooo:rsid="005e7566" officeooo:paragraph-rsid="005e7566" style:font-size-asian="14pt" style:font-size-complex="14pt"/>
    </style:style>
    <style:style style:name="P5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4pt" fo:letter-spacing="normal" fo:language="pt" fo:country="PT" fo:font-style="normal" fo:font-weight="normal" style:font-size-asian="14pt" style:font-size-complex="14pt"/>
    </style:style>
    <style:style style:name="P5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4pt" fo:letter-spacing="normal" fo:language="pt" fo:country="PT" fo:font-style="normal" fo:font-weight="normal" officeooo:rsid="001cce67" style:font-size-asian="14pt" style:font-size-complex="14pt"/>
    </style:style>
    <style:style style:name="P5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style:font-name="arial" fo:font-size="14pt" fo:letter-spacing="normal" fo:language="pt" fo:country="PT" fo:font-style="normal" fo:font-weight="normal" style:font-size-asian="14pt" style:font-size-complex="14pt"/>
    </style:style>
    <style:style style:name="T1" style:family="text">
      <style:text-properties fo:font-variant="normal" fo:text-transform="none" fo:color="#202124" style:font-name="Google Sans" fo:font-size="21pt" fo:letter-spacing="normal" fo:font-style="normal" fo:font-weight="normal"/>
    </style:style>
    <style:style style:name="T2" style:family="text">
      <style:text-properties fo:font-variant="normal" fo:text-transform="none" fo:color="#202124" style:font-name="Google Sans" fo:font-size="21pt" fo:letter-spacing="normal" fo:font-style="normal" fo:font-weight="normal" officeooo:rsid="005c95f6"/>
    </style:style>
    <style:style style:name="T3" style:family="text"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T4" style:family="text">
      <style:text-properties fo:font-variant="normal" fo:text-transform="none" fo:color="#202124" style:font-name="inherit" fo:font-size="21pt" fo:letter-spacing="normal" fo:language="pt" fo:country="PT" fo:font-style="normal" fo:font-weight="normal" officeooo:rsid="007cf935"/>
    </style:style>
    <style:style style:name="T5" style:family="text">
      <style:text-properties fo:font-variant="normal" fo:text-transform="none" fo:color="#202124" style:font-name="inherit" fo:font-size="21pt" fo:letter-spacing="normal" fo:language="pt" fo:country="PT" fo:font-style="normal" fo:font-weight="normal" officeooo:rsid="007cf935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202124" fo:font-size="21pt" fo:letter-spacing="normal" fo:font-style="normal" fo:font-weight="normal"/>
    </style:style>
    <style:style style:name="T7" style:family="text">
      <style:text-properties fo:font-variant="normal" fo:text-transform="none" fo:color="#202124" fo:font-size="21pt" fo:letter-spacing="normal" fo:font-style="normal" fo:font-weight="normal" officeooo:rsid="005c95f6"/>
    </style:style>
    <style:style style:name="T8" style:family="text">
      <style:text-properties fo:font-variant="normal" fo:text-transform="none" fo:color="#202124" fo:font-size="21pt" fo:letter-spacing="normal" fo:language="pt" fo:country="PT" fo:font-style="normal" fo:font-weight="normal"/>
    </style:style>
    <style:style style:name="T9" style:family="text">
      <style:text-properties fo:font-variant="normal" fo:text-transform="none" fo:color="#202124" fo:font-size="21pt" fo:letter-spacing="normal" fo:language="pt" fo:country="PT" fo:font-style="normal" fo:font-weight="normal" officeooo:rsid="007cf935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202124" fo:font-size="21pt" fo:letter-spacing="normal" fo:language="pt" fo:country="PT" fo:font-style="normal" fo:font-weight="normal" officeooo:rsid="007cf935"/>
    </style:style>
    <style:style style:name="T11" style:family="text">
      <style:text-properties fo:font-variant="normal" fo:text-transform="none" fo:color="#202124" fo:letter-spacing="normal" fo:font-style="normal" fo:font-weight="normal"/>
    </style:style>
    <style:style style:name="T12" style:family="text">
      <style:text-properties fo:font-variant="normal" fo:text-transform="none" fo:color="#202124" fo:letter-spacing="normal" fo:font-style="normal" fo:font-weight="normal" officeooo:rsid="005c95f6"/>
    </style:style>
    <style:style style:name="T13" style:family="text">
      <style:text-properties fo:font-variant="normal" fo:text-transform="none" fo:color="#202124" fo:letter-spacing="normal" fo:language="pt" fo:country="PT" fo:font-style="normal" fo:font-weight="normal"/>
    </style:style>
    <style:style style:name="T14" style:family="text">
      <style:text-properties fo:font-variant="normal" fo:text-transform="none" fo:color="#202124" fo:letter-spacing="normal" fo:language="pt" fo:country="PT" fo:font-style="normal" fo:font-weight="normal" officeooo:rsid="007cf935" style:font-name-asian="Noto Sans Mono CJK SC" style:font-name-complex="Liberation Mono"/>
    </style:style>
    <style:style style:name="T15" style:family="text">
      <style:text-properties fo:font-variant="normal" fo:text-transform="none" fo:color="#202124" fo:letter-spacing="normal" fo:language="pt" fo:country="PT" fo:font-style="normal" fo:font-weight="normal" officeooo:rsid="007cf935"/>
    </style:style>
    <style:style style:name="T16" style:family="text">
      <style:text-properties fo:font-variant="normal" fo:text-transform="none" fo:color="#c9211e" fo:letter-spacing="normal" fo:font-style="normal" fo:font-weight="normal"/>
    </style:style>
    <style:style style:name="T17" style:family="text">
      <style:text-properties fo:font-variant="normal" fo:text-transform="none" fo:color="#c9211e" fo:letter-spacing="normal" fo:font-style="normal" fo:font-weight="normal" officeooo:rsid="001b5e14"/>
    </style:style>
    <style:style style:name="T18" style:family="text">
      <style:text-properties fo:font-variant="normal" fo:text-transform="none" fo:color="#1c1c1c" style:font-name="inherit" fo:font-size="21pt" fo:letter-spacing="normal" fo:language="pt" fo:country="PT" fo:font-style="normal" fo:font-weight="normal" officeooo:rsid="005c95f6"/>
    </style:style>
    <style:style style:name="T19" style:family="text">
      <style:text-properties fo:font-variant="normal" fo:text-transform="none" fo:color="#1c1c1c" fo:font-size="21pt" fo:letter-spacing="normal" fo:language="pt" fo:country="PT" fo:font-style="normal" fo:font-weight="normal" officeooo:rsid="005c95f6"/>
    </style:style>
    <style:style style:name="T20" style:family="text">
      <style:text-properties fo:font-variant="normal" fo:text-transform="none" fo:color="#1c1c1c" fo:letter-spacing="normal" fo:language="pt" fo:country="PT" fo:font-style="normal" fo:font-weight="normal" officeooo:rsid="005c95f6"/>
    </style:style>
    <style:style style:name="T21" style:family="text">
      <style:text-properties fo:color="#202124"/>
    </style:style>
    <style:style style:name="T22" style:family="text">
      <style:text-properties fo:color="#202124" officeooo:rsid="002d8cd3"/>
    </style:style>
    <style:style style:name="T23" style:family="text">
      <style:text-properties fo:color="#202124" officeooo:rsid="002e10d4"/>
    </style:style>
    <style:style style:name="T24" style:family="text">
      <style:text-properties style:font-name="Google Sans" officeooo:rsid="00604d0d"/>
    </style:style>
    <style:style style:name="T25" style:family="text">
      <style:text-properties style:font-name="Google Sans" officeooo:rsid="0063f3c0"/>
    </style:style>
    <style:style style:name="T26" style:family="text">
      <style:text-properties style:font-name="Google Sans" officeooo:rsid="006f1703"/>
    </style:style>
    <style:style style:name="T27" style:family="text">
      <style:text-properties style:font-name="Google Sans" officeooo:rsid="007ffc49"/>
    </style:style>
    <style:style style:name="T28" style:family="text">
      <style:text-properties style:font-name="Google Sans" officeooo:rsid="00800e39"/>
    </style:style>
    <style:style style:name="T29" style:family="text">
      <style:text-properties style:font-name="Google Sans" officeooo:rsid="0080c1b4"/>
    </style:style>
    <style:style style:name="T30" style:family="text">
      <style:text-properties officeooo:rsid="001a699e"/>
    </style:style>
    <style:style style:name="T31" style:family="text">
      <style:text-properties style:font-name="inherit" fo:font-size="21pt" fo:language="pt" fo:country="PT" fo:font-style="normal" fo:font-weight="normal"/>
    </style:style>
    <style:style style:name="T32" style:family="text">
      <style:text-properties officeooo:rsid="0021e8a7"/>
    </style:style>
    <style:style style:name="T33" style:family="text">
      <style:text-properties officeooo:rsid="0021f2d6"/>
    </style:style>
    <style:style style:name="T34" style:family="text">
      <style:text-properties officeooo:rsid="0025a6c0"/>
    </style:style>
    <style:style style:name="T35" style:family="text">
      <style:text-properties officeooo:rsid="0027bf31"/>
    </style:style>
    <style:style style:name="T36" style:family="text">
      <style:text-properties officeooo:rsid="0029722a"/>
    </style:style>
    <style:style style:name="T37" style:family="text">
      <style:text-properties officeooo:rsid="001cce67"/>
    </style:style>
    <style:style style:name="T38" style:family="text">
      <style:text-properties officeooo:rsid="002bab4d"/>
    </style:style>
    <style:style style:name="T39" style:family="text">
      <style:text-properties officeooo:rsid="002d8cd3"/>
    </style:style>
    <style:style style:name="T40" style:family="text">
      <style:text-properties officeooo:rsid="002e10d4"/>
    </style:style>
    <style:style style:name="T41" style:family="text">
      <style:text-properties fo:language="pt" fo:country="PT" fo:font-style="normal" fo:font-weight="normal"/>
    </style:style>
    <style:style style:name="T42" style:family="text">
      <style:text-properties fo:language="pt" fo:country="PT" loext:padding="0cm" loext:border="none"/>
    </style:style>
    <style:style style:name="T43" style:family="text">
      <style:text-properties fo:language="pt" fo:country="PT" officeooo:rsid="00374fd0" loext:padding="0cm" loext:border="none"/>
    </style:style>
    <style:style style:name="T44" style:family="text">
      <style:text-properties fo:language="pt" fo:country="PT" officeooo:rsid="0039db21" loext:padding="0cm" loext:border="none"/>
    </style:style>
    <style:style style:name="T45" style:family="text">
      <style:text-properties fo:language="pt" fo:country="PT" officeooo:rsid="0043a1a1" loext:padding="0cm" loext:border="none"/>
    </style:style>
    <style:style style:name="T46" style:family="text">
      <style:text-properties fo:language="pt" fo:country="PT" officeooo:rsid="0043a1a1" style:font-size-asian="14pt" style:font-size-complex="14pt" loext:padding="0cm" loext:border="none"/>
    </style:style>
    <style:style style:name="T47" style:family="text">
      <style:text-properties officeooo:rsid="0031338f"/>
    </style:style>
    <style:style style:name="T48" style:family="text">
      <style:text-properties officeooo:rsid="00374fd0" loext:padding="0cm" loext:border="none"/>
    </style:style>
    <style:style style:name="T49" style:family="text">
      <style:text-properties officeooo:rsid="0039db21" loext:padding="0cm" loext:border="none"/>
    </style:style>
    <style:style style:name="T50" style:family="text">
      <style:text-properties officeooo:rsid="003ab814" loext:padding="0cm" loext:border="none"/>
    </style:style>
    <style:style style:name="T51" style:family="text">
      <style:text-properties fo:color="#c9211e"/>
    </style:style>
    <style:style style:name="T52" style:family="text">
      <style:text-properties fo:color="#c9211e" officeooo:rsid="003e1386"/>
    </style:style>
    <style:style style:name="T53" style:family="text">
      <style:text-properties fo:color="#c9211e" style:font-name="Google Sans" fo:language="pt" fo:country="PT" officeooo:rsid="0058de99" loext:padding="0cm" loext:border="none"/>
    </style:style>
    <style:style style:name="T54" style:family="text">
      <style:text-properties fo:color="#c9211e" style:font-name="Google Sans" fo:language="pt" fo:country="PT" officeooo:rsid="005958d0" loext:padding="0cm" loext:border="none"/>
    </style:style>
    <style:style style:name="T55" style:family="text">
      <style:text-properties fo:color="#c9211e" fo:language="pt" fo:country="PT" officeooo:rsid="0058de99" loext:padding="0cm" loext:border="none"/>
    </style:style>
    <style:style style:name="T56" style:family="text">
      <style:text-properties fo:color="#c9211e" fo:language="pt" fo:country="PT" officeooo:rsid="005958d0" loext:padding="0cm" loext:border="none"/>
    </style:style>
    <style:style style:name="T57" style:family="text">
      <style:text-properties officeooo:rsid="003ff272" loext:padding="0cm" loext:border="none"/>
    </style:style>
    <style:style style:name="T58" style:family="text">
      <style:text-properties officeooo:rsid="00414501" loext:padding="0cm" loext:border="none"/>
    </style:style>
    <style:style style:name="T59" style:family="text">
      <style:text-properties officeooo:rsid="0041fc72" loext:padding="0cm" loext:border="none"/>
    </style:style>
    <style:style style:name="T60" style:family="text">
      <style:text-properties officeooo:rsid="0043a1a1" style:font-size-asian="14pt" style:font-size-complex="14pt" loext:padding="0cm" loext:border="none"/>
    </style:style>
    <style:style style:name="T61" style:family="text">
      <style:text-properties fo:color="#780373"/>
    </style:style>
    <style:style style:name="T62" style:family="text">
      <style:text-properties fo:color="#00a933"/>
    </style:style>
    <style:style style:name="T63" style:family="text">
      <style:text-properties officeooo:rsid="005299c7"/>
    </style:style>
    <style:style style:name="T64" style:family="text">
      <style:text-properties officeooo:rsid="0055f2a3"/>
    </style:style>
    <style:style style:name="T65" style:family="text">
      <style:text-properties officeooo:rsid="00570db8"/>
    </style:style>
    <style:style style:name="T66" style:family="text">
      <style:text-properties officeooo:rsid="006f1703"/>
    </style:style>
    <style:style style:name="T67" style:family="text">
      <style:text-properties officeooo:rsid="0070ebf9"/>
    </style:style>
    <style:style style:name="T68" style:family="text">
      <style:text-properties officeooo:rsid="00775374"/>
    </style:style>
    <style:style style:name="T69" style:family="text">
      <style:text-properties officeooo:rsid="0078313c"/>
    </style:style>
    <style:style style:name="T70" style:family="text">
      <style:text-properties fo:font-size="21pt" fo:language="pt" fo:country="PT" fo:font-style="normal" fo:font-weight="normal"/>
    </style:style>
    <style:style style:name="T71" style:family="text">
      <style:text-properties officeooo:rsid="0063f3c0"/>
    </style:style>
    <style:style style:name="T72" style:family="text">
      <style:text-properties officeooo:rsid="00604d0d"/>
    </style:style>
    <style:style style:name="T73" style:family="text">
      <style:text-properties officeooo:rsid="00800e39"/>
    </style:style>
    <style:style style:name="T74" style:family="text">
      <style:text-properties officeooo:rsid="007ffc49"/>
    </style:style>
    <style:style style:name="T75" style:family="text">
      <style:text-properties officeooo:rsid="0080c1b4"/>
    </style:style>
    <style:style style:name="T76" style:family="text">
      <style:text-properties officeooo:rsid="0043a1a1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0">Capitulo 4</text:span><text:line-break/><text:span text:style-name="T16">Antes da entrevista</text:span><text:span text:style-name="T17">(titulo)</text:span></text:p>
      <text:p text:style-name="P2"/>
      <text:p text:style-name="P54"><text:bookmark text:name="tw-target-text"/>A seleção de uma entrevista começa bem antes da própria entrevista - anos antes, na verdade. A seguinte linha do tempo</text:p>
      <text:p text:style-name="P4">descreve o que você deve pensar quando.</text:p>
      <text:p text:style-name="P4">Se você está começando tarde neste processo, não se preocupe. Faça o máximo de "atualização" que puder e, em seguida, concentre-se</text:p>
      <text:p text:style-name="P4">preparação. Boa sorte!</text:p>
      <text:p text:style-name="P3"/>
      <text:p text:style-name="P56"><text:bookmark text:name="tw-target-text1"/>Obtendo a experiência certa <text:span text:style-name="T37">(subtitulo)</text:span></text:p>
      <text:p text:style-name="P55"><text:bookmark text:name="tw-target-text2"/>Sem um ótimo currículo, não há entrevista. E sem grande experiência, não há um ótimo currículo. Ali</text:p>
      <text:p text:style-name="P4">Portanto, o primeiro passo para conseguir uma entrevista é obter uma ótima experiência. Quanto mais antecedência você pode pensar</text:p>
      <text:p text:style-name="P4">sobre isso, melhor.</text:p>
      <text:p text:style-name="P4">Para os alunos atuais, isso pode significar o seguinte:</text:p>
      <text:p text:style-name="P4">Faça as aulas de Big Project: Procure as classes com grandes projetos de codificação. Esta é uma ótima maneira de obter alguns</text:p>
      <text:p text:style-name="P4">que experiência prática antes de você ter qualquer experiência formal de trabalho. Quanto mais relevante for o projeto</text:p>
      <text:p text:style-name="P4">para o mundo real, melhor.</text:p>
      <text:p text:style-name="P4">Consiga um estágio: Faça tudo o que puder para conseguir um estágio no início da escola. Isso abrirá o caminho para</text:p>
      <text:p text:style-name="P4">estágios ainda melhores antes de se formar. Muitas das principais empresas de tecnologia têm programas de estágio</text:p>
      <text:p text:style-name="P4">projetado especialmente para calouros e segundanistas. Você também pode olhar para as startups, que podem ser mais</text:p>
      <text:p text:style-name="P4">flexível.</text:p>
      <text:p text:style-name="P27"><text:soft-page-break/>• <text:span text:style-name="T41">Comece algo: crie um projeto em seu próprio tempo, participe de hackathons ou contribua para uma</text:span></text:p>
      <text:p text:style-name="P4">projeto de origem. Não importa muito o que seja. O importante é que você está codificando. Não somente</text:p>
      <text:p text:style-name="P4">isso irá desenvolver suas habilidades técnicas e experiência prática, sua iniciativa irá impressionar as empresas.</text:p>
      <text:p text:style-name="P55"><text:bookmark text:name="tw-target-text3"/>Os profissionais, por outro lado, podem já ter a experiência certa para mudar para a empresa dos seus sonhos.</text:p>
      <text:p text:style-name="P4">Por exemplo, um desenvolvedor do Google provavelmente já tem experiência suficiente para mudar para o Facebook. No entanto, se</text:p>
      <text:p text:style-name="P4">você está tentando mudar de uma empresa menos conhecida para uma das "grandes"; ou de teste / TI em um dev</text:p>
      <text:p text:style-name="P4">função, o seguinte conselho será útil:</text:p>
      <text:p text:style-name="P4">Mudar responsabilidades de trabalho mais voltadas para a codificação: sem revelar ao seu gerente que você está pensando</text:p>
      <text:p text:style-name="P4">antes de sair, você pode discutir sua vontade de enfrentar desafios maiores de codificação. Tanto quanto possível,</text:p>
      <text:p text:style-name="P4">tente garantir que esses projetos sejam "substanciais"; usam tecnologias relevantes e se prestam bem a um</text:p>
      <text:p text:style-name="P4">retomar um ou dois marcadores. São esses projetos de codificação que, idealmente, formarão a maior parte do seu currículo.</text:p>
      <text:p text:style-name="P4">Use suas noites e fins de semana: se você tiver algum tempo livre, use-o para construir um aplicativo móvel, um aplicativo da web ou um</text:p>
      <text:p text:style-name="P4">pedaço de software de desktop. Fazer esses projetos também é uma ótima maneira de obter experiência com novas tecnologias</text:p>
      <text:p text:style-name="P4">gies, tornando-o mais relevante para as empresas de hoje. Este trabalho de projeto definitivamente deve ser listado em</text:p>
      <text:p text:style-name="P4"><text:soft-page-break/>seu resumo; poucas coisas são tão impressionantes para um entrevistador quanto um candidato que construiu algo "apenas <text:bookmark text:name="tw-target-text4"/>para se divertir:·</text:p>
      <text:p text:style-name="P4">Tudo isso se resume a duas grandes coisas que as empresas querem ver: que você é inteligente e que pode</text:p>
      <text:p text:style-name="P4">código. Se você puder provar isso, você pode conseguir sua entrevista.</text:p>
      <text:p text:style-name="P4">Além disso, você deve pensar com antecedência sobre para onde deseja que sua carreira chegue. Se você quiser se mudar para</text:p>
      <text:p text:style-name="P4">gestão no futuro, mesmo que você esteja procurando uma posição de desenvolvimento, você deve encontrar maneiras</text:p>
      <text:p text:style-name="P4">agora de desenvolver experiência de liderança.</text:p>
      <text:p text:style-name="P4"/>
      <text:p text:style-name="P31"><text:bookmark text:name="tw-target-text5"/>Escrevendo um ótimo currículo<text:span text:style-name="T32">(subtitulo)</text:span></text:p>
      <text:p text:style-name="P4"><text:bookmark text:name="tw-target-text6"/>Os avaliadores de currículos procuram as mesmas coisas que os entrevistadores. Eles querem saber se você é inteligente e</text:p>
      <text:p text:style-name="P4">que você pode codificar.</text:p>
      <text:p text:style-name="P4">Isso significa que você deve preparar seu currículo para destacar essas duas coisas. Seu amor por tênis, viajar ou</text:p>
      <text:p text:style-name="P4">cartas mágicas não farão muito para mostrar isso. Pense duas vezes antes de cortar mais linhas técnicas para permitir</text:p>
      <text:p text:style-name="P4">espaço para seus hobbies não técnicos.</text:p>
      <text:p text:style-name="P31"/>
      <text:p text:style-name="P31"><text:bookmark text:name="tw-target-text7"/>Tamanho de currículo apropriado<text:span text:style-name="T33">(subtitulo)</text:span><text:bookmark text:name="tw-target-text8"/><text:span text:style-name="T21">Nos Estados Unidos, é altamente recomendável manter um currículo com uma página se você tiver menos de dez anos de experiência.</text:span></text:p>
      <text:p text:style-name="P4">Candidatos mais experientes geralmente podem justificar 1,5 - 2 páginas de outra forma.</text:p>
      <text:p text:style-name="P4"><text:soft-page-break/>Pense duas vezes em um currículo longo. Currículos mais curtos costumam ser mais impressionantes.</text:p>
      <text:p text:style-name="P4">Os recrutadores gastam apenas um período fixo de tempo (cerca de 10 segundos) olhando para o seu currículo. Se você limitar</text:p>
      <text:p text:style-name="P4">do conteúdo aos itens mais impressionantes, o recrutador certamente os verá. Adicionando itens adicionais apenas</text:p>
      <text:p text:style-name="P4">distrai o recrutador do que você realmente gostaria que ele visse.</text:p>
      <text:p text:style-name="P4">Algumas pessoas simplesmente se recusam a ler currículos longos. Você realmente quer arriscar ter seu currículo</text:p>
      <text:p text:style-name="P4">jogado por esse motivo?</text:p>
      <text:p text:style-name="P4">Se você está pensando agora que tem muita experiência e não consegue encaixar tudo em uma ou duas páginas,</text:p>
      <text:p text:style-name="P4">confie em mim, você pode. Currículos longos não são um reflexo de ter toneladas de experiência; eles são um reflexo de não</text:p>
      <text:p text:style-name="P4">entender como priorizar o conteúdo.</text:p>
      <text:p text:style-name="P31"/>
      <text:p text:style-name="P32"><text:s/>Histórico emprego<text:span text:style-name="T34">(subtitulo)</text:span></text:p>
      <text:p text:style-name="P5"><text:bookmark text:name="tw-target-text10"/>Seu currículo não inclui e não deve incluir um histórico completo de todas as funções que você já desempenhou. Incluir apenas</text:p>
      <text:p text:style-name="P4">as posições relevantes - aquelas que o tornam um candidato mais impressionante.</text:p>
      <text:p text:style-name="P4">Escrevendo marcadores fortes</text:p>
      <text:p text:style-name="P4">Para cada função, tente discutir suas realizações com a seguinte abordagem: "Realizado X por implemento</text:p>
      <text:p text:style-name="P4">menting Y que levou a Aqui está um exemplo:</text:p>
      <text:p text:style-name="P4">z: ·</text:p>
      <text:p text:style-name="P27"><text:soft-page-break/>•</text:p>
      <text:p text:style-name="P4">"Redução do tempo de renderização do objeto em 75% com a implementação de cache distribuído, levando a uma redução de 10%</text:p>
      <text:p text:style-name="P4">ção no tempo de login: ·</text:p>
      <text:p text:style-name="P4">Aqui está outro exemplo com uma redação alternativa:</text:p>
      <text:p text:style-name="P27">•</text:p>
      <text:p text:style-name="P4">"Aumento da precisão de correspondência média de 1,2 para 1,5 com a implementação de um novo algoritmo de comparação baseado</text:p>
      <text:p text:style-name="P4">no vento: '</text:p>
      <text:p text:style-name="P4">Nem tudo que você fez se encaixa nessa abordagem, mas o princípio é o mesmo: mostre o que você fez, como você</text:p>
      <text:p text:style-name="P4">fez, e quais foram os resultados. Idealmente, você deve tentar tornar os resultados "mensuráveis" de alguma forma.</text:p>
      <text:p text:style-name="P32"><text:bookmark text:name="tw-target-text11"/>Projetos<text:span text:style-name="T35">(subtitulos)</text:span></text:p>
      <text:p text:style-name="P5"><text:bookmark text:name="tw-target-text12"/>Desenvolver a seção de projetos em seu currículo é muitas vezes a melhor maneira de se apresentar como mais experiente</text:p>
      <text:p text:style-name="P4">enced. Isso é especialmente verdadeiro para estudantes universitários ou recém-formados.</text:p>
      <text:p text:style-name="P4">Os projetos devem incluir 2 a 4 projetos mais significativos. Indique qual era o projeto e qual</text:p>
      <text:p text:style-name="P4">linguagens ou tecnologias que empregou. Você também pode querer considerar a inclusão de detalhes como se</text:p>
      <text:p text:style-name="P4">o projeto era individual ou de equipe, e se foi concluído para um curso ou independente</text:p>
      <text:p text:style-name="P4">dently. Esses detalhes não são obrigatórios, portanto, inclua-os apenas se fizerem com que você tenha uma aparência melhor. Independente</text:p>
      <text:p text:style-name="P4"><text:soft-page-break/>projetos são geralmente preferidos aos projetos de curso, pois mostra iniciativa.</text:p>
      <text:p text:style-name="P4">Não adicione muitos projetos. Muitos candidatos cometem o erro de adicionar todos os 13 projetos anteriores,</text:p>
      <text:p text:style-name="P4">bagunçando seu currículo com projetos pequenos e nada impressionantes.</text:p>
      <text:p text:style-name="P4">Então, o que você deve construir? Honestamente, não importa muito. Alguns empregadores realmente gostam de código aberto</text:p>
      <text:p text:style-name="P4">projetos (oferece experiência contribuindo para uma grande base de código), enquanto outros preferem projetos independentes</text:p>
      <text:p text:style-name="P4">(é mais fácil entender suas contribuições pessoais). Você pode construir um aplicativo móvel, um aplicativo da web ou quase</text:p>
      <text:p text:style-name="P4">nada. O mais importante é que você está construindo algo.</text:p>
      <text:p text:style-name="P32"/>
      <text:p text:style-name="P32"><text:bookmark text:name="tw-target-text13"/>Linguagens de programação e software<text:span text:style-name="T36">(subtitulo)</text:span></text:p>
      <text:p text:style-name="P5"><text:bookmark text:name="tw-target-text15"/>Programas</text:p>
      <text:p text:style-name="P4">Seja conservador sobre o software que você lista e entenda o que é apropriado para a empresa. Macio</text:p>
      <text:p text:style-name="P4">software como o Microsoft Office quase sempre pode ser cortado. Softwares técnicos como Visual Studio e Eclipse são</text:p>
      <text:p text:style-name="P4">um pouco mais relevante, mas muitas das principais empresas de tecnologia nem se importam com isso. Afinal é</text:p>
      <text:p text:style-name="P4">realmente tão difícil aprender Visual Studio?</text:p>
      <text:p text:style-name="P4">Claro, não vai te machucar listar todo esse software. Ele apenas ocupa um espaço valioso. Você precisa avaliar o</text:p>
      <text:p text:style-name="P4">compensação disso.</text:p>
      <text:p text:style-name="P4">línguas</text:p>
      <text:p text:style-name="P4"><text:soft-page-break/>Você deve listar tudo com que já trabalhou ou encurtar a lista para apenas aqueles com que você mais</text:p>
      <text:p text:style-name="P4">confortável com?</text:p>
      <text:p text:style-name="P4">Listar tudo com que você já trabalhou é perigoso. Muitos entrevistadores consideram qualquer coisa em seu</text:p>
      <text:p text:style-name="P4">currículo para ser um "jogo justo", tanto quanto a entrevista.</text:p>
      <text:p text:style-name="P4">Uma alternativa é listar a maioria dos idiomas que você usou, mas adicione seu nível de experiência. Esta abordagem</text:p>
      <text:p text:style-name="P4">é mostrado abaixo:</text:p>
      <text:p text:style-name="P4">Linguagens: Java (especialista}, C ++ (proficiente), JavaScript (experiência anterior).</text:p>
      <text:p text:style-name="P4">Use qualquer formulação ("especialista"; "fluente"; etc.) para comunicar efetivamente o seu conjunto de habilidades.</text:p>
      <text:p text:style-name="P4">Algumas pessoas listam o número de anos de experiência que têm com um determinado idioma, mas isso pode ser</text:p>
      <text:p text:style-name="P4">realmente confuso. Se você aprendeu Java há 10 anos e o usou ocasionalmente ao longo desse tempo,</text:p>
      <text:p text:style-name="P4">quantos anos de experiência é isso?</text:p>
      <text:p text:style-name="P4">Por esse motivo, o número de anos de experiência é uma métrica ruim para currículos. É melhor apenas descrever</text:p>
      <text:p text:style-name="P4">o que você quer dizer em inglês simples.</text:p>
      <text:p text:style-name="P28"/>
      <text:p text:style-name="P32"><text:bookmark text:name="tw-target-text16"/>Conselhos para falantes de inglês não nativos e internacionais<text:span text:style-name="T38">(subtitulo)</text:span></text:p>
      <text:p text:style-name="P13"><text:bookmark text:name="tw-target-text17"/>Algumas empresas irão jogar fora seu currículo apenas por causa de um erro de digitação. Obtenha pelo menos um inglês nativo</text:p>
      <text:p text:style-name="P4">palestrante para revisar seu currículo.</text:p>
      <text:p text:style-name="P13"><text:bookmark text:name="tw-target-text18"/><text:soft-page-break/>Além disso, para cargos nos EUA, não inclua idade, estado civil ou nacionalidade. Este tipo de informação pessoal</text:p>
      <text:p text:style-name="P4">ção não é apreciada pelas empresas, pois cria uma responsabilidade legal para elas.</text:p>
      <text:p text:style-name="P34"/>
      <text:p text:style-name="P32"><text:span text:style-name="T38"><text:line-break/>Cuidado com o estigma (potencial) </text:span><text:span text:style-name="T39">(subtitulo)</text:span></text:p>
      <text:p text:style-name="P14"><text:bookmark text:name="tw-target-text19"/>Certos idiomas têm estigmas associados a eles. Às vezes, isso é por causa da linguagem que eles</text:p>
      <text:p text:style-name="P4">eus, mas muitas vezes é por causa dos lugares onde essa linguagem é usada. Não estou defendendo o estigma; Eu estou</text:p>
      <text:p text:style-name="P4">apenas deixando você saber disso.</text:p>
      <text:p text:style-name="P4">Alguns estigmas dos quais você deve estar ciente:</text:p>
      <text:p text:style-name="P4">Linguagens empresariais: certas linguagens têm um estigma associado a elas, e essas são muitas vezes o</text:p>
      <text:p text:style-name="P4">aqueles que são usados ​​para o desenvolvimento empresarial. Visual Basic é um bom exemplo disso. Se você mostrar o seu</text:p>
      <text:p text:style-name="P4">ser um especialista em VB, isso pode fazer com que as pessoas pensem que você é menos habilidoso. Muitos desses mesmos</text:p>
      <text:p text:style-name="P4">as pessoas admitirão que, sim, o VB.NET é, na verdade, perfeitamente capaz de construir aplicativos sofisticados.</text:p>
      <text:p text:style-name="P4">Mesmo assim, os tipos de aplicativos que as pessoas tendem a criar com ele não são muito sofisticados. Você poderia</text:p>
      <text:p text:style-name="P4">é improvável ver um grande nome do Vale do Silício usando VB.</text:p>
      <text:p text:style-name="P4">Na verdade, o mesmo argumento (embora menos forte) se aplica a toda a plataforma .NET. Se o seu principal</text:p>
      <text:p text:style-name="P4"><text:soft-page-break/>o foco é .NET e você não está se candidatando a funções .NET, você terá que fazer mais para mostrar que é forte</text:p>
      <text:p text:style-name="P4">tecnicamente do que se você estivesse vindo com uma formação diferente.</text:p>
      <text:p text:style-name="P4">Sendo muito focado na linguagem: quando os recrutadores em algumas das principais empresas de tecnologia veem currículos que</text:p>
      <text:p text:style-name="P4">liste todos os sabores de Java em seu currículo, eles fazem suposições negativas sobre o calibre do candidat<text:span text:style-name="T47">o</text:span>. Há uma crença em muitos círculos de que os melhores engenheiros de software não se definem em torno</text:p>
      <text:p text:style-name="P4">um idioma particular. Assim, quando veem um candidato, parece exibir quais versões específicas de um</text:p>
      <text:p text:style-name="P4">linguagem que eles conhecem, os recrutadores muitas vezes consideram o candidato "diferente do nosso tipo de pessoa:"</text:p>
      <text:p text:style-name="P4">Observe que isso não significa que você deva necessariamente retirar essa "ostentação de linguagem" do seu currículo.</text:p>
      <text:p text:style-name="P4">Você precisa entender o que essa empresa valoriza. Algumas empresas valorizam isso.</text:p>
      <text:p text:style-name="P27"/>
      <text:p text:style-name="P4">Certificações: As certificações para engenheiros de software podem ser qualquer coisa, desde positivas a neutras e um negativo. Isso vai de mãos dadas com ser muito focado na linguagem; as empresas tendenciosas</text:p>
      <text:p text:style-name="P4">contra candidatos com uma lista muito longa de tecnologias também tendem a ser tendenciosos contra as certificações.</text:p>
      <text:p text:style-name="P4">Isso significa que, em alguns casos, você deve realmente remover esse tipo de experiência do seu currículo.</text:p>
      <text:p text:style-name="P4">Conhecendo apenas um ou dois idiomas: quanto mais tempo você gasta codificando, mais coisas você</text:p>
      <text:p text:style-name="P4"><text:soft-page-break/>construído, mais idiomas você terá a tendência de trabalhar. A suposição então, quando eles veem um resumir com apenas um idioma, é que você não teve muitos problemas. Eles também frequentemente</text:p>
      <text:p text:style-name="P4">temer que os candidatos com apenas um ou dois idiomas tenham problemas para aprender novas tecnologias (por que o candidato não aprendeu mais coisas?) ou apenas se sentirá muito amarrado a uma tecnologia específica (poten não usando a melhor linguagem para a tarefa).</text:p>
      <text:p text:style-name="P14"><text:bookmark text:name="tw-target-text20"/>Este conselho está aqui não apenas para ajudá-lo a trabalhar em seu currículo, mas também para ajudá-lo a desenvolver a experiência certa</text:p>
      <text:p text:style-name="P4">ence. Se sua experiência é em C # .NET, tente desenvolver alguns projetos em Python e JavaScript. Se você apenas souber um ou dois idiomas, crie alguns aplicativos em um idioma diferente.</text:p>
      <text:p text:style-name="P4">Sempre que possível, tente diversificar verdadeiramente. As linguagens no cluster de {Python, Ruby e JavaScript} são</text:p>
      <text:p text:style-name="P4">um pouco semelhantes entre si. É melhor aprender linguagens mais diferentes, como Python,</text:p>
      <text:p text:style-name="P4">C ++ e Java.</text:p>
      <text:p text:style-name="P35"/>
      <text:p text:style-name="P32"><text:span text:style-name="T40">Capitulo 5</text:span><text:span text:style-name="T39"><text:line-break/></text:span><text:span text:style-name="T22">Questões Comportamentais</text:span><text:span text:style-name="T23">(titulo)</text:span></text:p>
      <text:p text:style-name="P15"><text:bookmark text:name="tw-target-text21"/>Perguntas comportamentais são feitas para conhecer sua personalidade, para entender seu currículo mais profundamente,</text:p>
      <text:p text:style-name="P4">e apenas para facilitar a sua entrevista. São questões importantes e para as quais podem estar preparados.</text:p>
      <text:p text:style-name="P27"><text:s text:c="3"/><text:span text:style-name="T41">Grade de preparação de entrevista</text:span></text:p>
      <text:p text:style-name="P4"><text:soft-page-break/>Analise cada um dos projetos ou componentes do seu currículo e certifique-se de que pode falar sobre eles em</text:p>
      <text:p text:style-name="P4">detalhe. Preencher uma grade como esta pode ajudar</text:p>
      <text:p text:style-name="P1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bookmark text:name="tw-target-text9"/><text:span text:style-name="T42">Quais são seus pontos fracos?</text:span><text:span text:style-name="T43">(</text:span><text:span text:style-name="T44">sub</text:span><text:span text:style-name="T43">titulo)</text:span></text:p>
      <text:p text:style-name="P16"><text:bookmark text:name="tw-target-text14"/>Quando questionado sobre suas fraquezas, dê uma verdadeira fraqueza! Respostas como "Minha maior fraqueza é que eu</text:p>
      <text:p text:style-name="P4">trabalhe muito "diga ao seu entrevistador que você é arrogante e / ou não vai admitir suas falhas. Uma boa resposta</text:p>
      <text:p text:style-name="P4">transmite uma fraqueza real e legítima, mas enfatiza como você trabalha para superá-la.</text:p>
      <text:p text:style-name="P36"/>
      <text:p text:style-name="P36"/>
      <text:p text:style-name="P36"/>
      <text:p text:style-name="P32"><text:bookmark text:name="tw-target-text22"/><text:span text:style-name="T48">Que perguntas você deve fazer ao entrevistador?</text:span><text:span text:style-name="T49">(</text:span><text:span text:style-name="T50">subtitulo)</text:span></text:p>
      <text:p text:style-name="P37"/>
      <text:p text:style-name="P16"><text:bookmark text:name="tw-target-text23"/><text:soft-page-break/>A maioria dos entrevistadores lhe dará a chance de fazer perguntas. A qualidade de suas perguntas será um</text:p>
      <text:p text:style-name="P4">fator, seja subconsciente ou conscientemente, em suas decisões. Caminhe para a entrevista com algumas perguntas em mente.</text:p>
      <text:p text:style-name="P4"/>
      <text:p text:style-name="P4"><text:bookmark text:name="tw-target-text24"/>Você pode pensar em três tipos gerais de perguntas.</text:p>
      <text:p text:style-name="P4">Perguntas genuínas</text:p>
      <text:p text:style-name="P4">Estas são as perguntas para as quais você realmente deseja saber as respostas. Aqui estão algumas idéias de perguntas que</text:p>
      <text:p text:style-name="P4">são valiosos para muitos candidatos:</text:p>
      <text:p text:style-name="P4">1. "Qual é a proporção de testadores para desenvolvedores e gerentes de programa? Como é a interação? Como funciona</text:p>
      <text:p text:style-name="P4">o planejamento do projeto acontece na equipe? "</text:p>
      <text:p text:style-name="P4">2. "O que o trouxe a esta empresa? O que foi mais desafiador para você?"</text:p>
      <text:p text:style-name="P4">Essas perguntas lhe darão uma boa noção de como é a vida cotidiana na empresa.</text:p>
      <text:p text:style-name="P4">Perguntas perspicazes</text:p>
      <text:p text:style-name="P4">Essas perguntas demonstram seu conhecimento ou compreensão da tecnologia.</text:p>
      <text:p text:style-name="P4">1. "Percebi que você usa a tecnologia X. Como você lida com o problema Y?"</text:p>
      <text:p text:style-name="P4">2. "Por que o produto escolheu usar o protocolo X em vez do protocolo Y? Eu sei que ele tem benefícios como A, B,</text:p>
      <text:p text:style-name="P4">C, mas muitas empresas optam por não usá-lo devido ao problema o: '</text:p>
      <text:p text:style-name="P4">Fazer essas perguntas normalmente exigirá pesquisas avançadas sobre a empresa.</text:p>
      <text:p text:style-name="P4"><text:soft-page-break/>Perguntas sobre paixão</text:p>
      <text:p text:style-name="P4">Essas perguntas foram elaboradas para demonstrar sua paixão pela tecnologia. Eles mostram que você é inter</text:p>
      <text:p text:style-name="P4">está empenhado em aprender e será um forte contribuidor para a empresa.</text:p>
      <text:p text:style-name="P4">1. Estou muito interessado em escalabilidade e adoraria aprender mais sobre isso. Que oportunidades existem neste</text:p>
      <text:p text:style-name="P4">empresa para saber mais sobre isso? "</text:p>
      <text:p text:style-name="P4">2. "Não estou familiarizado com a tecnologia X, mas parece uma solução muito interessante. Você poderia me contar um pouco</text:p>
      <text:p text:style-name="P4">mais sobre como funciona? "</text:p>
      <text:p text:style-name="P4"/>
      <text:p text:style-name="P4"/>
      <text:p text:style-name="P4"><text:bookmark text:name="tw-target-text25"/><text:span text:style-name="T51">Conheça Seus Projetos Técnicos</text:span><text:span text:style-name="T52">(subtitulo)</text:span></text:p>
      <text:p text:style-name="P4"><text:bookmark text:name="tw-target-text26"/>Como parte da sua preparação, você deve se concentrar em dois ou três projetos técnicos que você deve profundamente</text:p>
      <text:p text:style-name="P4">mestre. Selecione projetos que atendam de maneira ideal aos seguintes critérios:</text:p>
      <text:p text:style-name="P4">O projeto teve componentes desafiadores (além de apenas "aprender muito").</text:p>
      <text:p text:style-name="P27">• <text:span text:style-name="T41">Você desempenhou um papel central (de preferência nos componentes desafiadores).</text:span></text:p>
      <text:p text:style-name="P27">• <text:span text:style-name="T41">Você pode falar em profundidade técnica.</text:span></text:p>
      <text:p text:style-name="P4">Para esses projetos, e todos os seus projetos, seja capaz de falar sobre os desafios, erros, decisões técnicas,</text:p>
      <text:p text:style-name="P4">escolhas de tecnologias (e suas compensações) e as coisas que você faria de forma diferente.</text:p>
      <text:p text:style-name="P4"><text:soft-page-break/>Você também pode pensar em perguntas de acompanhamento, por exemplo, como escalar o aplicativo.</text:p>
      <text:p text:style-name="P4"/>
      <text:p text:style-name="P32"><text:bookmark text:name="tw-target-text27"/><text:span text:style-name="T48">Respondendo a questões comportamentais</text:span><text:span text:style-name="T57">(subtitulo)</text:span></text:p>
      <text:p text:style-name="P16"><text:bookmark text:name="tw-target-text28"/>As perguntas comportamentais permitem que o entrevistador conheça melhor você e sua experiência anterior. Lembrar</text:p>
      <text:p text:style-name="P4">os seguintes conselhos ao responder às perguntas.</text:p>
      <text:p text:style-name="P36"/>
      <text:p text:style-name="P32"><text:bookmark text:name="tw-target-text30"/><text:span text:style-name="T58">Dê respostas estruturadas</text:span><text:span text:style-name="T59">(subt)</text:span></text:p>
      <text:p text:style-name="P38"/>
      <text:p text:style-name="P16"><text:bookmark text:name="tw-target-text31"/>Existem duas maneiras comuns de pensar sobre a estruturação de respostas a uma questão comportamental: a pepita primeiro</text:p>
      <text:p text:style-name="P4">e S.A.R. Essas técnicas podem ser usadas separadamente ou em conjunto.</text:p>
      <text:p text:style-name="P36"/>
      <text:p text:style-name="P47"><text:span text:style-name="T43">Nugget First</text:span><text:span text:style-name="T45">(h3)</text:span></text:p>
      <text:p text:style-name="P5"><text:bookmark text:name="tw-target-text32"/><text:span text:style-name="T76">Nugget First significa iniciar sua resposta com uma "pepita" que descreve sucintamente qual sua resposta </text:span>será.</text:p>
      <text:p text:style-name="P5"/>
      <text:p text:style-name="P5"><text:bookmark text:name="tw-target-text33"/>Por exemplo:</text:p>
      <text:p text:style-name="P4">Entrevistador: "Conte-me sobre uma ocasião em que você teve que persuadir um grupo de pessoas a fazer uma grande mudança: '</text:p>
      <text:p text:style-name="P4"/>
      <text:p text:style-name="P4">Candidato: "Claro, deixe-me contar sobre a época em que convenci minha escola a permitir que alunos de graduação lecionassem</text:p>
      <text:p text:style-name="P4">seus próprios cursos. Inicialmente, minha escola tinha uma regra onde ..: '</text:p>
      <text:p text:style-name="P4"/>
      <text:p text:style-name="P4"><text:bookmark text:name="tw-target-text34"/><text:soft-page-break/>Essa técnica chama a atenção do entrevistador e deixa muito claro sobre o que será sua história. Isto</text:p>
      <text:p text:style-name="P4">também ajuda você a se concentrar mais em sua comunicação, já que deixou bem claro para si mesmo o que</text:p>
      <text:p text:style-name="P4">a essência da sua resposta é.</text:p>
      <text:p text:style-name="P4"/>
      <text:p text:style-name="P4"><text:bookmark text:name="tw-target-text35"/>S.A.R. (Situação, Ação, Resultado)</text:p>
      <text:p text:style-name="P4">The S.A.R. abordagem significa que você começa descrevendo a situação e, em seguida, explicando as ações que tomou,</text:p>
      <text:p text:style-name="P4">e por último, descrevendo o resultado.</text:p>
      <text:p text:style-name="P4"/>
      <text:p text:style-name="P4"/>
      <text:p text:style-name="P4"><text:bookmark text:name="tw-target-text36"/>Exemplo: '' Conte-me sobre uma interação desafiadora com um colega de equipe: '</text:p>
      <text:p text:style-name="P4"/>
      <text:p text:style-name="P4"><text:bookmark text:name="tw-target-text37"/><text:span text:style-name="T61">Situação:</text:span> em meu projeto de sistemas operacionais, fui designado para trabalhar com três outras pessoas. Enquanto dois</text:p>
      <text:p text:style-name="P4">foram ótimos, o terceiro membro da equipe não contribuiu muito. Ele ficava quieto durante as reuniões, raramente</text:p>
      <text:p text:style-name="P4">inserido durante as discussões por e-mail e teve dificuldade para concluir seus componentes. Este era um problema, não</text:p>
      <text:p text:style-name="P4">apenas porque isso transferiu mais trabalho para nós, mas também porque não sabíamos se poderíamos contar com ele.</text:p>
      <text:p text:style-name="P4"/>
      <text:p text:style-name="P4"><text:bookmark text:name="tw-target-text38"/><text:span text:style-name="T61">Ação:</text:span> eu não queria descartá-lo completamente ainda, então tentei resolver a situação. Eu fiz três coisas.</text:p>
      <text:p text:style-name="P4"><text:soft-page-break/></text:p>
      <text:p text:style-name="P4"><text:bookmark text:name="tw-target-text39"/><text:span text:style-name="T62">Primeiro,</text:span> eu queria entender por que ele estava agindo assim. Foi preguiça? Ele estava ocupado com alguma coisa</text:p>
      <text:p text:style-name="P4">senão? Eu puxei conversa com ele e depois fiz perguntas abertas sobre como ele se sentia</text:p>
      <text:p text:style-name="P4">estava indo. Curiosamente, basicamente do nada, ele disse que queria assumir a redação, que</text:p>
      <text:p text:style-name="P4">é uma das partes que mais consome tempo. Isso me mostrou que não era preguiça; era que ele não sentia</text:p>
      <text:p text:style-name="P4">como se ele fosse bom o suficiente para escrever código.</text:p>
      <text:p text:style-name="P4"/>
      <text:p text:style-name="P4"><text:bookmark text:name="tw-target-text40"/><text:span text:style-name="T62">Em segundo lugar</text:span>, agora que entendo a causa, tentei deixar claro que ele não deve ter medo de bagunçar. eu disse</text:p>
      <text:p text:style-name="P4">ele sobre alguns dos maiores erros que cometi e admitiu que não tinha certeza sobre muitas partes do projeto também.</text:p>
      <text:p text:style-name="P4"/>
      <text:p text:style-name="P4"><text:bookmark text:name="tw-target-text41"/><text:span text:style-name="T62">Em terceiro e último lugar</text:span>, pedi a ele que me ajudasse a descobrir alguns dos componentes do projeto. Nós</text:p>
      <text:p text:style-name="P4">sentaram-se juntos e projetaram uma especificação completa para um dos grandes componentes, com muito mais detalhes</text:p>
      <text:p text:style-name="P4">do que antes. Uma vez que ele pôde ver todas as peças, ajudou a mostrar que o projeto não era tão assustador</text:p>
      <text:p text:style-name="P4">como ele havia assumido.</text:p>
      <text:p text:style-name="P4"/>
      <text:p text:style-name="P4"><text:bookmark text:name="tw-target-text42"/><text:span text:style-name="T62">Resultado:</text:span> com a confiança aumentada, ele agora se ofereceu para assumir um monte de trabalhos menores de codificação, e</text:p>
      <text:p text:style-name="P4"><text:soft-page-break/>então, eventualmente, algumas das partes maiores. Ele terminou todo o seu trabalho no prazo e contribuiu mais em discussões. Ficamos felizes em trabalhar com ele em um projeto futuro.</text:p>
      <text:p text:style-name="P4"/>
      <text:p text:style-name="P4"><text:bookmark text:name="tw-target-text43"/>A situação e o resultado devem ser sucintos. Seu entrevistador geralmente não precisa de muitos detalhes para</text:p>
      <text:p text:style-name="P4">entender o que aconteceu e, de fato, pode se confundir com eles.</text:p>
      <text:p text:style-name="P4">Ao usar o S.A.R. modelo com situações, ações e resultados claros, o entrevistador será capaz de facilmente</text:p>
      <text:p text:style-name="P4">identifique como você causou um impacto e por que isso foi importante.</text:p>
      <text:p text:style-name="P4"/>
      <text:p text:style-name="P4"><text:bookmark text:name="tw-target-text44"/>Você deve pensar em suas histórias a partir dessa perspectiva. Analise as ações que você realizou e como você</text:p>
      <text:p text:style-name="P4">reagiu. Que atributos de personalidade sua reação demonstra?</text:p>
      <text:p text:style-name="P31"><text:bookmark text:name="tw-target-text45"/>Então, me fale sobre você ...<text:span text:style-name="T63">(subt)</text:span></text:p>
      <text:p text:style-name="P4"><text:bookmark text:name="tw-target-text46"/>Muitos entrevistadores iniciam a sessão pedindo que você conte um pouco sobre você ou que dê uma caminhada</text:p>
      <text:p text:style-name="P4">através do seu currículo. Este é essencialmente um "argumento de venda". É a primeira impressão que o entrevistador tem de você, então você quer</text:p>
      <text:p text:style-name="P4">para ter certeza de acertar isso.</text:p>
      <text:p text:style-name="P4"/>
      <text:p text:style-name="P4"><text:bookmark text:name="tw-target-text47"/>Estrutura</text:p>
      <text:p text:style-name="P4"><text:bookmark text:name="tw-target-text48"/>Uma estrutura típica que funciona bem para muitas pessoas é essencialmente cronológica, com a frase de abertura</text:p>
      <text:p text:style-name="P4">descrevendo seu trabalho atual e a conclusão discutindo seus hobbies relevantes e interessantes forade trabalho (se houver).</text:p>
      <text:p text:style-name="P4"><text:soft-page-break/></text:p>
      <text:p text:style-name="P4"><text:bookmark text:name="tw-target-text49"/>Hobbies</text:p>
      <text:p text:style-name="P4">Pense bem nos seus hobbies. Você pode ou não querer discuti-los.</text:p>
      <text:p text:style-name="P4">Freqüentemente, eles são apenas perfumaria. Se seu hobby são atividades genéricas, como esquiar ou brincar com seu cachorro, você pode</text:p>
      <text:p text:style-name="P4">provavelmente pule.</text:p>
      <text:p text:style-name="P4"><text:bookmark text:name="tw-target-text50"/>Às vezes, porém, hobbies podem ser úteis. Isso geralmente acontece quando:</text:p>
      <text:p text:style-name="P27">•</text:p>
      <text:p text:style-name="P4">O hobby é extremamente único (por exemplo, cuspir fogo). Pode iniciar uma conversa e começar</text:p>
      <text:p text:style-name="P4">a entrevista em uma nota mais amigável.</text:p>
      <text:p text:style-name="P4">O hobby é técnico. Isso não apenas aumenta seu conjunto de habilidades real, mas também mostra paixão pela tecnologia.</text:p>
      <text:p text:style-name="P4">O hobby demonstra um atributo positivo de personalidade. Um hobby como "remodelar sua casa você mesmo"</text:p>
      <text:p text:style-name="P4">mostra uma tendência para aprender coisas novas, correr alguns riscos e sujar as mãos (literal e figurativamente).</text:p>
      <text:p text:style-name="P4">Raramente faria mal mencionar os hobbies, então, em caso de dúvida, você também pode.</text:p>
      <text:p text:style-name="P4">Porém, pense na melhor forma de enquadrar seu hobby. Você tem algum sucesso ou trabalho específico para mostrar</text:p>
      <text:p text:style-name="P4">dele (por exemplo, conseguir um papel em uma peça)? Existe um atributo de personalidade que esse hobby demonstra?</text:p>
      <text:p text:style-name="P4"/>
      <text:p text:style-name="P33"><text:span text:style-name="T65">P</text:span>erguntas técnicas<text:span text:style-name="T64">(titulo)</text:span></text:p>
      <text:p text:style-name="P4"><text:soft-page-break/></text:p>
      <text:p text:style-name="P4"><text:bookmark text:name="tw-target-text51"/>As perguntas técnicas formam a base para a quantidade de entrevistas entre as principais empresas de tecnologia. Muitos candidatos são</text:p>
      <text:p text:style-name="P4">intimidado pela dificuldade dessas questões, mas há maneiras lógicas de abordá-las.</text:p>
      <text:p text:style-name="P4"/>
      <text:p text:style-name="P4"/>
      <text:p text:style-name="P4"/>
      <text:p text:style-name="P5"/>
      <text:p text:style-name="P47"><text:span text:style-name="T45"><text:line-break/></text:span><text:bookmark text:name="tw-target-text52"/><text:span text:style-name="T55">O que você precisa saber</text:span><text:span text:style-name="T56">(subt)</text:span></text:p>
      <text:p text:style-name="P39"/>
      <text:p text:style-name="P48"><text:bookmark text:name="tw-target-text53"/>Os tipos de estrutura de dados e questões de algoritmo em que muitas empresas se concentram não são de conhecimento</text:p>
      <text:p text:style-name="P49">testes. No entanto, eles assumem uma base de conhecimento</text:p>
      <text:p text:style-name="P49"/>
      <text:p text:style-name="P4"><text:bookmark text:name="tw-target-text54"/>Estruturas de dados centrais, algoritmos e conceitos</text:p>
      <text:p text:style-name="P49"/>
      <text:p text:style-name="P4"><text:bookmark text:name="tw-target-text55"/>A maioria dos entrevistadores não pergunta sobre algoritmos específicos para balanceamento de árvore binária ou outro algoritmo complexo</text:p>
      <text:p text:style-name="P4">ritmos. Francamente, estando vários anos fora da escola, eles provavelmente também não se lembram desses algoritmos.</text:p>
      <text:p text:style-name="P4">Normalmente, espera-se que você saiba apenas o básico. Aqui está uma lista do conhecimento absoluto e obrigatório:</text:p>
      <text:p text:style-name="P50"/>
      <text:p text:style-name="P50">Estrutura de dados</text:p>
      <text:p text:style-name="P51"><text:soft-page-break/><text:span text:style-name="T20">Linked Lists(</text:span><text:span text:style-name="T11">Listas Ligadas</text:span><text:span text:style-name="T12">)</text:span></text:p>
      <text:p text:style-name="P17"><text:bookmark text:name="tw-target-text56"/>Árvores</text:p>
      <text:p text:style-name="P17"><text:bookmark text:name="tw-target-text57"/>Pilhas e filas</text:p>
      <text:p text:style-name="P29">Heaps(Montes)</text:p>
      <text:p text:style-name="P17"><text:bookmark text:name="tw-target-text58"/>Vetores I Arraylists</text:p>
      <text:p text:style-name="P17"><text:bookmark text:name="tw-target-text59"/>Tabelas de hash</text:p>
      <text:p text:style-name="P29"/>
      <text:p text:style-name="P53"><text:span text:style-name="T12">A</text:span><text:span text:style-name="T11">lgorit<text:tab/>mos</text:span></text:p>
      <text:p text:style-name="P6"><text:bookmark text:name="tw-target-text60"/>Pesquisa em amplitude</text:p>
      <text:p text:style-name="P18"><text:bookmark text:name="tw-target-text61"/>Pesquisa em profundidade</text:p>
      <text:p text:style-name="P18"><text:bookmark text:name="tw-target-text62"/>Pesquisa Binária</text:p>
      <text:p text:style-name="P18"><text:bookmark text:name="tw-target-text63"/>Mesclar Classificar</text:p>
      <text:p text:style-name="P18"><text:bookmark text:name="tw-target-text64"/>Ordenação rápida</text:p>
      <text:p text:style-name="P18"/>
      <text:p text:style-name="P18"/>
      <text:p text:style-name="P19"/>
      <text:p text:style-name="P19"/>
      <text:p text:style-name="P40"><text:span text:style-name="T71">Q</text:span><text:span text:style-name="T72">uestões técnicas</text:span><text:span text:style-name="T71">(titulo)</text:span></text:p>
      <text:p text:style-name="P41"/>
      <text:p text:style-name="P20"><text:bookmark text:name="tw-target-text65"/>Por exemplo, suponha que uma pergunta comece com uma das seguintes linhas:</text:p>
      <text:p text:style-name="P20"><text:bookmark text:name="tw-target-text66"/>"Dados dois arrays classificados, encontre ..:”</text:p>
      <text:p text:style-name="P20"/>
      <text:p text:style-name="P7"><text:span text:style-name="T71">1. </text:span><text:bookmark text:name="tw-target-text67"/><text:span text:style-name="T71">Você provavelmente precisa saber se os dados estão classificados.</text:span></text:p>
      <text:p text:style-name="P21"/>
      <text:p text:style-name="P21"><text:bookmark text:name="tw-target-text68"/>* O algoritmo ideal para a situação classificada é</text:p>
      <text:p text:style-name="P4"><text:soft-page-break/>provavelmente diferente do algoritmo ideal para a situação não classificada.</text:p>
      <text:p text:style-name="P21"/>
      <text:p text:style-name="P8"><text:span text:style-name="T71">2</text:span><text:bookmark text:name="tw-target-text69"/><text:span text:style-name="T71">. Desenhe um Exemplo</text:span></text:p>
      <text:p text:style-name="P22"/>
      <text:p text:style-name="P20"><text:bookmark text:name="tw-target-text70"/>Um exemplo pode melhorar drasticamente sua capacidade de resolver uma questão de entrevista, e ainda assim muitos candi</text:p>
      <text:p text:style-name="P4">encontros apenas tentam resolver a questão em suas cabeças.</text:p>
      <text:p text:style-name="P41"/>
      <text:p text:style-name="P45"><text:span text:style-name="T71">3 </text:span><text:bookmark text:name="tw-target-text71"/><text:span text:style-name="T71">força bruta</text:span></text:p>
      <text:p text:style-name="P23"><text:bookmark text:name="tw-target-text72"/>estado uma força bruta. Está tudo bem e é esperado que seu algoritmo inicial não seja muito ideal.</text:p>
      <text:p text:style-name="P23"><text:bookmark text:name="tw-target-text73"/>Tudo bem que essa solução inicial seja terrível. </text:p>
      <text:p text:style-name="P23"><text:bookmark text:name="tw-target-text74"/>em seguida, mergulhe</text:p>
      <text:p text:style-name="P4">em melhorias.</text:p>
      <text:p text:style-name="P4">Apesar de ser possivelmente lento, um algoritmo de força bruta é valioso para discutir. É um ponto de partida para otimizar</text:p>
      <text:p text:style-name="P4">e ajuda você a entender o problema.</text:p>
      <text:p text:style-name="P46"/>
      <text:p text:style-name="P9"><text:bookmark text:name="tw-target-text75"/><text:span text:style-name="T66">4-</text:span><text:span text:style-name="T71">otimizar</text:span></text:p>
      <text:p text:style-name="P46"/>
      <text:p text:style-name="P23"><text:bookmark text:name="tw-target-text76"/>Assim que tiver um algoritmo de força bruta, você deve trabalhar para otimizá-lo. Algumas técnicas que funcionam bem</text:p>
      <text:p text:style-name="P4">estão:</text:p>
      <text:p text:style-name="P4">1. Procure por informações não utilizadas. Seu entrevistador disse que a matriz foi classificada? Como você pode</text:p>
      <text:p text:style-name="P4">alavancar essa informação?</text:p>
      <text:p text:style-name="P4"><text:soft-page-break/>2. Use um novo exemplo. Às vezes, apenas ver um exemplo diferente irá desobstruir sua mente ou ajudá-lo a ver</text:p>
      <text:p text:style-name="P4">um padrão no problema.</text:p>
      <text:p text:style-name="P4">3. Resolva "incorretamente: 'Assim como ter uma solução ineficiente pode ajudá-lo a encontrar uma solução eficiente, tendo</text:p>
      <text:p text:style-name="P10">uma solução incorreta pode ajudá-lo a encontrar uma solução correta. </text:p>
      <text:p text:style-name="P10">Por exemplo, se você for solicitado a gerar um<text:bookmark text:name="tw-target-text77"/><text:span text:style-name="T71"> valor aleatório de um conjunto de modo que todos os valores sejam igualmente prováveis, uma solução incorreta pode ser aquela que </text:span>retorna um valor semi-aleatório: qualquer valor pode ser retornado, mas alguns são mais prováveis ​​do que outros. Vocês</text:p>
      <text:p text:style-name="P4">pode então pensar sobre por que essa solução não é perfeitamente aleatória. Você pode reequilibrar as probabilidades?</text:p>
      <text:p text:style-name="P4"/>
      <text:p text:style-name="P4"><text:bookmark text:name="tw-target-text78"/>Use uma tabela hash. As tabelas de hash são amplamente utilizadas em perguntas de entrevista e devem estar no topo de sua</text:p>
      <text:p text:style-name="P4">mente.</text:p>
      <text:p text:style-name="P4"/>
      <text:p text:style-name="P4"/>
      <text:p text:style-name="P31"/>
      <text:p text:style-name="P31"/>
      <text:p text:style-name="P31"/>
      <text:p text:style-name="P31"><text:bookmark text:name="tw-target-text79"/>caminhar através... <text:span text:style-name="T67">(</text:span><text:span text:style-name="T69">sub</text:span><text:span text:style-name="T66">titulo</text:span><text:span text:style-name="T67">)</text:span></text:p>
      <text:p text:style-name="P31"/>
      <text:p text:style-name="P4"><text:bookmark text:name="tw-target-text80"/>Depois de definir um algoritmo ideal, não mergulhe apenas na codificação. Reserve um momento para solidificar seu</text:p>
      <text:p text:style-name="P4">compreensão do algoritmo.</text:p>
      <text:p text:style-name="P31"><text:soft-page-break/></text:p>
      <text:p text:style-name="P4"><text:bookmark text:name="tw-target-text81"/>Percorra seu algoritmo e sinta a estrutura do código. Saiba quais são as variáveis ​​e</text:p>
      <text:p text:style-name="P4">quando eles mudam.</text:p>
      <text:p text:style-name="P4"/>
      <text:p text:style-name="P4"><text:bookmark text:name="tw-target-text82"/>E o pseudocódigo? Você pode escrever pseudocódigo, se desejar. Tenha cuidado com o que você</text:p>
      <text:p text:style-name="P4">Escreva. Etapas básicas ("(1) Pesquisar array. (2) Encontrar o maior. (3) Inserir na pilha: ') ou lógica breve (" se p &lt;</text:p>
      <text:p text:style-name="P4">q, mova p. else move q ") pode ser valioso. Mas quando seu pseudocódigo começa a ter loops for</text:p>
      <text:p text:style-name="P4">que são escritos em inglês simples, então você está essencialmente escrevendo um código desleixado. Provavelmente seria</text:p>
      <text:p text:style-name="P4">mais rápido para apenas escrever o código.</text:p>
      <text:p text:style-name="P4"/>
      <text:p text:style-name="P4"><text:bookmark text:name="tw-target-text83"/>Se você não entender exatamente o que está prestes a escrever, terá dificuldade em codificá-lo. Vai demorar mais</text:p>
      <text:p text:style-name="P4">para terminar o código, e você terá mais chances de cometer erros graves.</text:p>
      <text:p text:style-name="P4"/>
      <text:p text:style-name="P4"/>
      <text:p text:style-name="P31"><text:bookmark text:name="tw-target-text84"/>Implemento <text:span text:style-name="T68">(subt)</text:span></text:p>
      <text:p text:style-name="P4"/>
      <text:p text:style-name="P23"><text:bookmark text:name="tw-target-text85"/>Agora que você tem um algoritmo ideal e sabe exatamente o que vai escrever, vá em frente e</text:p>
      <text:p text:style-name="P4">Implementá-lo.</text:p>
      <text:p text:style-name="P42"/>
      <text:p text:style-name="P23"><text:bookmark text:name="tw-target-text86"/><text:soft-page-break/>Comece a codificar no canto superior esquerdo do quadro branco (você precisará do espaço). Evite "deslocamento de linha" (onde</text:p>
      <text:p text:style-name="P4">cada linha de código é escrita com uma inclinação estranha). Faz seu código parecer confuso e pode ser muito confuso</text:p>
      <text:p text:style-name="P4">ao trabalhar em uma linguagem sensível a espaços em branco, como Python.</text:p>
      <text:p text:style-name="P42"/>
      <text:p text:style-name="P23"><text:bookmark text:name="tw-target-text87"/>Belo código </text:p>
      <text:p text:style-name="P23"/>
      <text:p text:style-name="P23"><text:bookmark text:name="tw-target-text88"/>Bons nomes de variáveis. O código que usa variáveis ​​de uma única letra em todos os lugares é difícil de ler. Isso não é para</text:p>
      <text:p text:style-name="P52"><text:span text:style-name="T13">diga que há algo errado em usar i e j, quando apropriado </text:span><text:span text:style-name="T14">quando for iterar</text:span><text:span text:style-name="T13"> em um for-loop básico através de uma matriz</text:span><text:span text:style-name="T15">(Array)</text:span></text:p>
      <text:p text:style-name="P25"/>
      <text:p text:style-name="P25"><text:bookmark text:name="tw-target-text89"/>No entanto, nomes de variáveis ​​longos também podem ser lentos para escrever. Um bom compromisso que a maioria dos entrevistadores</text:p>
      <text:p text:style-name="P4">tudo bem com é abreviá-lo após o primeiro uso. Você pode usar startChild pela primeira vez e, em seguida,</text:p>
      <text:p text:style-name="P4">explique ao seu entrevistador que você irá abreviar como sc depois disso.</text:p>
      <text:p text:style-name="P25"/>
      <text:p text:style-name="P23"/>
      <text:p text:style-name="P23"><text:bookmark text:name="tw-target-text90"/>Otimize e resolva a técnica nº 1: procure o BUD</text:p>
      <text:p text:style-name="P23"/>
      <text:p text:style-name="P11"><text:span text:style-name="T71">B – bottlenecks </text:span><text:span text:style-name="T73">(</text:span><text:bookmark text:name="tw-target-text92"/><text:span text:style-name="T73">gargalos)</text:span></text:p>
      <text:p text:style-name="P26"/>
      <text:p text:style-name="P11"><text:span text:style-name="T71">U - </text:span><text:span text:style-name="T74">unnecessary work</text:span><text:span text:style-name="T71"> </text:span><text:bookmark text:name="tw-target-text91"/><text:span text:style-name="T74">(</text:span><text:span text:style-name="T71">trabalho desnecessário</text:span><text:span text:style-name="T74">)</text:span></text:p>
      <text:p text:style-name="P24"><text:soft-page-break/></text:p>
      <text:p text:style-name="P12"><text:span text:style-name="T71">D - duplicated work</text:span><text:span text:style-name="T75">( </text:span><text:bookmark text:name="tw-target-text93"/><text:span text:style-name="T75">trabalho duplicado)</text:span></text:p>
      <text:p text:style-name="P12"/>
      <text:p text:style-name="P12"/>
      <text:p text:style-name="P12"/>
      <text:p text:style-name="P12"/>
      <text:p text:style-name="P42"/>
      <text:p text:style-name="P19"/>
      <text:p text:style-name="P30"/>
      <text:p text:style-name="P39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01:01:01.088616868</meta:creation-date>
    <dc:date>2021-07-12T23:11:10.344954764</dc:date>
    <meta:editing-duration>PT2H33M9S</meta:editing-duration>
    <meta:editing-cycles>103</meta:editing-cycles>
    <meta:generator>LibreOffice/6.4.7.2$Linux_X86_64 LibreOffice_project/40$Build-2</meta:generator>
    <meta:document-statistic meta:table-count="0" meta:image-count="0" meta:object-count="0" meta:page-count="25" meta:paragraph-count="329" meta:word-count="4251" meta:character-count="26696" meta:non-whitespace-character-count="22754"/>
  </office:meta>
</office:document-meta>
</file>